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ean_mos =3.2451</text:span></text:p>
      <text:p text:style-name="P1"><text:span text:style-name="T1">mean_A = 3.2451</text:span></text:p>
      <text:p text:style-name="P1"><text:span text:style-name="T1">mean_B = 3.2451</text:span></text:p>
      <text:p text:style-name="P1"><text:span text:style-name="T1">cr1 = 0.7905</text:span></text:p>
      <text:p text:style-name="P1"><text:span text:style-name="T1">cr2 =0.8156</text:span></text:p>
      <text:p text:style-name="P1"><text:span text:style-name="T1"/></text:p>
      <text:p text:style-name="P1"><text:span text:style-name="T1">B:)</text:span></text:p>
      <text:p text:style-name="P1"><text:span text:style-name="T1">We can not use CI for r because its sampling distribution does not follows the normal distributionf or higher values of r.</text:span></text:p>
      <text:p text:style-name="P1"><text:span text:style-name="T1">CI for r has a different formulae.</text:span></text:p>
      <text:p text:style-name="P2"><draw:frame text:anchor-type="as-char" svg:width="72.76mm" svg:height="37.04mm" style:rel-width="scale" style:rel-height="scale"><draw:object-ole xlink:href="OleObj1"/><draw:image xlink:href="ObjectReplacements/OleObj1"/></draw:frame><text:span text:style-name="T1"/></text:p>
      <text:p text:style-name="P2"><text:span text:style-name="T1">sorce- slides.</text:span></text:p>
      <text:p text:style-name="P2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